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A=left[matrix{0#1#0#1##1#0#1#0##0#1#0#1##1#0#1#0}right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1:21:16.695537337</meta:creation-date>
    <dc:date>2019-03-25T01:28:56.492997204</dc:date>
    <meta:editing-duration>PT7M47S</meta:editing-duration>
    <meta:editing-cycles>1</meta:editing-cycles>
    <meta:generator>LibreOffice/6.0.7.3$Linux_x86 LibreOffice_project/00m0$Build-3</meta:generator>
  </office:meta>
</office:document-meta>
</file>